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320000000B5E25BD0B2.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automatic-styles>
    <style:style style:name="P1" style:family="paragraph" style:parent-style-name="Naslovnica_20_3" style:master-page-name="First_20_Page">
      <style:paragraph-properties style:page-number="auto"/>
    </style:style>
    <style:style style:name="P2" style:family="paragraph" style:parent-style-name="Naslovnica_20_2">
      <style:text-properties fo:font-variant="normal" fo:text-transform="none" style:font-name="Arial" fo:font-size="14pt" fo:language="sl" fo:country="SI" fo:font-weight="bold" officeooo:rsid="002dcf2f" officeooo:paragraph-rsid="002dcf2f" style:font-size-asian="14pt" style:font-weight-asian="bold" style:font-size-complex="14pt" style:font-weight-complex="bold"/>
    </style:style>
    <style:style style:name="P3" style:family="paragraph" style:parent-style-name="Naslovnica_20_1">
      <style:text-properties fo:text-transform="uppercase" style:font-name="Arial" fo:font-size="16pt" fo:language="sl" fo:country="SI" fo:font-weight="bold" officeooo:rsid="0031534f" officeooo:paragraph-rsid="0031534f" style:font-size-asian="16pt" style:font-weight-asian="bold" style:font-size-complex="16pt" style:font-weight-complex="bold"/>
    </style:style>
    <style:style style:name="P4" style:family="paragraph" style:parent-style-name="Naslovnica_20_2">
      <style:paragraph-properties fo:margin-top="0in" fo:margin-bottom="0.078in" style:contextual-spacing="false"/>
      <style:text-properties fo:font-variant="normal" fo:text-transform="none" style:font-name="Arial" fo:font-size="14pt" fo:language="sl" fo:country="SI" fo:font-weight="bold" officeooo:rsid="0031534f" officeooo:paragraph-rsid="0031534f" style:font-size-asian="14pt" style:font-weight-asian="bold" style:font-size-complex="14pt" style:font-weight-complex="bold"/>
    </style:style>
    <style:style style:name="P5" style:family="paragraph" style:parent-style-name="Naslovnica_20_2">
      <style:text-properties officeooo:paragraph-rsid="0022cdf7"/>
    </style:style>
    <style:style style:name="P6" style:family="paragraph" style:parent-style-name="Standard">
      <style:paragraph-properties fo:break-before="page"/>
      <style:text-properties officeooo:rsid="0005e9e5" officeooo:paragraph-rsid="0005e9e5"/>
    </style:style>
    <style:style style:name="P7" style:family="paragraph" style:parent-style-name="Contents_20_1">
      <style:paragraph-properties>
        <style:tab-stops>
          <style:tab-stop style:position="6.102in" style:type="right" style:leader-style="dotted" style:leader-text="."/>
        </style:tab-stops>
      </style:paragraph-properties>
    </style:style>
    <style:style style:name="P8" style:family="paragraph" style:parent-style-name="Contents_20_2">
      <style:paragraph-properties>
        <style:tab-stops>
          <style:tab-stop style:position="5.9055in" style:type="right" style:leader-style="dotted" style:leader-text="."/>
        </style:tab-stops>
      </style:paragraph-properties>
    </style:style>
    <style:style style:name="P9" style:family="paragraph" style:parent-style-name="Standard">
      <style:text-properties officeooo:rsid="0005e9e5" officeooo:paragraph-rsid="0005e9e5"/>
    </style:style>
    <style:style style:name="P10" style:family="paragraph" style:parent-style-name="Heading_20_1">
      <style:paragraph-properties fo:break-before="page"/>
      <style:text-properties officeooo:rsid="0042a735" officeooo:paragraph-rsid="0042a735"/>
    </style:style>
    <style:style style:name="P11" style:family="paragraph" style:parent-style-name="Heading_20_2">
      <style:text-properties officeooo:rsid="0036f6c9" officeooo:paragraph-rsid="0036f6c9"/>
    </style:style>
    <style:style style:name="P12" style:family="paragraph" style:parent-style-name="Text_20_body">
      <style:text-properties officeooo:paragraph-rsid="003c90bc"/>
    </style:style>
    <style:style style:name="P13" style:family="paragraph" style:parent-style-name="Heading_20_1">
      <style:text-properties officeooo:rsid="0022cdf7" officeooo:paragraph-rsid="0033b092"/>
    </style:style>
    <style:style style:name="P14" style:family="paragraph" style:parent-style-name="Heading_20_2">
      <style:text-properties officeooo:rsid="0038f1a0" officeooo:paragraph-rsid="0038f1a0"/>
    </style:style>
    <style:style style:name="P15" style:family="paragraph" style:parent-style-name="Text">
      <style:text-properties officeooo:paragraph-rsid="003c90bc"/>
    </style:style>
    <style:style style:name="P16" style:family="paragraph" style:parent-style-name="Heading_20_1">
      <style:text-properties officeooo:paragraph-rsid="001fcf62"/>
    </style:style>
    <style:style style:name="P17" style:family="paragraph" style:parent-style-name="Text">
      <style:text-properties fo:font-variant="normal" fo:text-transform="none" fo:color="#343a40" loext:opacity="100%" style:font-name="Arial" fo:font-size="12pt" fo:letter-spacing="normal" fo:font-style="normal" fo:font-weight="normal" officeooo:rsid="003c90bc" officeooo:paragraph-rsid="003c90bc" style:font-size-asian="10.5pt" style:font-weight-asian="normal" style:font-size-complex="12pt" style:font-weight-complex="normal"/>
    </style:style>
    <style:style style:name="P18" style:family="paragraph" style:parent-style-name="Heading_20_2">
      <style:text-properties officeooo:rsid="003c90bc" officeooo:paragraph-rsid="003c90bc"/>
    </style:style>
    <style:style style:name="P19" style:family="paragraph" style:parent-style-name="Text">
      <style:text-properties fo:font-weight="normal" officeooo:paragraph-rsid="001fcf62" style:font-weight-asian="normal" style:font-weight-complex="normal"/>
    </style:style>
    <style:style style:name="P20" style:family="paragraph" style:parent-style-name="Text">
      <style:text-properties officeooo:paragraph-rsid="001fcf62"/>
    </style:style>
    <style:style style:name="P21" style:family="paragraph" style:parent-style-name="Heading_20_1">
      <style:text-properties officeooo:rsid="003aa89a" officeooo:paragraph-rsid="003aa89a"/>
    </style:style>
    <style:style style:name="P22" style:family="paragraph" style:parent-style-name="Standard">
      <style:text-properties fo:font-variant="normal" fo:text-transform="none" fo:color="#000000" loext:opacity="100%" style:font-name="Arial" fo:font-size="9pt" fo:letter-spacing="normal" fo:font-style="normal" fo:font-weight="normal" officeooo:paragraph-rsid="003aa89a" style:font-size-asian="9pt" style:font-size-complex="9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officeooo:paragraph-rsid="003aa89a" style:font-size-asian="9pt" style:font-size-complex="9pt"/>
    </style:style>
    <style:style style:name="P24"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officeooo:paragraph-rsid="003aa89a" style:font-size-asian="9pt" style:font-size-complex="9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9pt" fo:letter-spacing="normal" style:font-size-asian="9pt" style:font-size-complex="9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fo:font-size="10pt" fo:letter-spacing="normal" style:font-size-asian="10pt" style:font-size-complex="10pt"/>
    </style:style>
    <style:style style:name="P2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fo:letter-spacing="normal"/>
    </style:style>
    <style:style style:name="P28" style:family="paragraph" style:parent-style-name="Text">
      <style:text-properties officeooo:paragraph-rsid="003aa89a"/>
    </style:style>
    <style:style style:name="T1" style:family="text">
      <style:text-properties fo:font-variant="normal" fo:text-transform="none" style:font-name="Arial" fo:font-size="12pt" fo:language="sl" fo:country="SI" fo:font-weight="normal" officeooo:rsid="002dcf2f" style:font-size-asian="12pt" style:font-weight-asian="normal" style:font-size-complex="12pt" style:font-weight-complex="normal"/>
    </style:style>
    <style:style style:name="T2" style:family="text">
      <style:text-properties fo:font-variant="normal" fo:text-transform="none" style:font-name="Arial" fo:font-size="14pt" fo:language="sl" fo:country="SI" fo:font-weight="bold" officeooo:rsid="002dcf2f" style:font-size-asian="14pt" style:font-weight-asian="bold" style:font-size-complex="14pt" style:font-weight-complex="bold"/>
    </style:style>
    <style:style style:name="T3" style:family="text">
      <style:text-properties officeooo:rsid="00228b19"/>
    </style:style>
    <style:style style:name="T4" style:family="text">
      <style:text-properties officeooo:rsid="002f895a"/>
    </style:style>
    <style:style style:name="T5" style:family="text">
      <style:text-properties officeooo:rsid="0032436d"/>
    </style:style>
    <style:style style:name="T6" style:family="text">
      <style:text-properties officeooo:rsid="0022cdf7"/>
    </style:style>
    <style:style style:name="T7" style:family="text">
      <style:text-properties fo:font-variant="normal" fo:text-transform="none" fo:color="#343a40" loext:opacity="100%" fo:font-family="apple-system, BlinkMacSystemFont, 'Segoe UI', Roboto, 'Helvetica Neue', Arial, 'Noto Sans', sans-serif, 'Apple Color Emoji', 'Segoe UI Emoji', 'Segoe UI Symbol', 'Noto Color Emoji'" fo:font-size="11.25pt" fo:letter-spacing="normal" fo:font-style="norm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variant="normal" fo:text-transform="none" style:font-name="Arial" fo:font-size="12pt" fo:language="sl" fo:country="SI" fo:font-weight="normal" officeooo:rsid="0031534f" style:font-size-asian="12pt" style:font-weight-asian="normal" style:font-size-complex="12pt" style:font-weight-complex="normal"/>
    </style:style>
    <style:style style:name="T10" style:family="text">
      <style:text-properties officeooo:rsid="0026b7cf"/>
    </style:style>
    <style:style style:name="T11" style:family="text">
      <style:text-properties officeooo:rsid="0031534f"/>
    </style:style>
    <style:style style:name="T12" style:family="text">
      <style:text-properties fo:font-style="normal"/>
    </style:style>
    <style:style style:name="T13" style:family="text">
      <style:text-properties officeooo:rsid="0036f6c9"/>
    </style:style>
    <style:style style:name="T14" style:family="text">
      <style:text-properties fo:font-variant="normal" fo:text-transform="none" fo:color="#000000" loext:opacity="100%" style:font-name="Arial" fo:font-size="9pt" fo:letter-spacing="normal" fo:font-style="normal" fo:font-weight="normal" style:font-size-asian="9pt" style:font-size-complex="9pt"/>
    </style:style>
    <style:style style:name="T15" style:family="text">
      <style:text-properties fo:font-variant="normal" fo:text-transform="none" fo:color="#000000" loext:opacity="100%" style:font-name="Arial" fo:font-size="9pt" fo:letter-spacing="normal" fo:font-style="normal" fo:font-weight="normal" officeooo:rsid="003c90bc" style:font-size-asian="9pt" style:font-size-complex="9pt"/>
    </style:style>
    <style:style style:name="T16" style:family="text">
      <style:text-properties officeooo:rsid="0038f1a0"/>
    </style:style>
    <style:style style:name="T17" style:family="text">
      <style:text-properties fo:font-weight="normal" style:font-weight-asian="normal" style:font-weight-complex="normal"/>
    </style:style>
    <style:style style:name="T18" style:family="text">
      <style:text-properties fo:font-weight="normal" officeooo:rsid="003aa89a" style:font-weight-asian="normal" style:font-weight-complex="normal"/>
    </style:style>
    <style:style style:name="T19" style:family="text">
      <style:text-properties fo:font-variant="normal" fo:text-transform="none" fo:color="#000000" loext:opacity="100%" style:font-name="Arial" fo:font-size="9pt" fo:letter-spacing="normal" fo:font-style="normal" fo:font-weight="normal" style:font-size-asian="9pt" style:font-weight-asian="normal" style:font-size-complex="9pt" style:font-weight-complex="normal"/>
    </style:style>
    <style:style style:name="T20" style:family="text">
      <style:text-properties fo:font-variant="normal" fo:text-transform="none" fo:color="#000000" loext:opacity="100%" style:font-name="Arial" fo:font-size="9pt" fo:letter-spacing="normal" fo:font-style="normal" fo:font-weight="normal" officeooo:rsid="003c90bc" style:font-size-asian="9pt" style:font-weight-asian="normal" style:font-size-complex="9pt" style:font-weight-complex="normal"/>
    </style:style>
    <style:style style:name="T21" style:family="text">
      <style:text-properties officeooo:rsid="003c90bc"/>
    </style:style>
    <style:style style:name="T22" style:family="text">
      <style:text-properties fo:font-variant="normal" fo:text-transform="none" fo:color="#343a40" loext:opacity="100%" style:font-name="Arial" fo:font-size="14pt" fo:letter-spacing="normal" fo:font-style="normal" fo:font-weight="bold" officeooo:rsid="003c90bc" style:font-size-asian="14pt" style:font-weight-asian="bold" style:font-size-complex="14pt" style:font-weight-complex="bold"/>
    </style:style>
    <style:style style:name="T23" style:family="text">
      <style:text-properties fo:font-style="italic"/>
    </style:style>
    <style:style style:name="T24" style:family="text">
      <style:text-properties fo:font-style="normal" fo:font-weight="normal"/>
    </style:style>
    <style:style style:name="T25" style:family="text">
      <style:text-properties fo:font-style="normal" fo:font-weight="normal" officeooo:rsid="003aa89a"/>
    </style:style>
    <style:style style:name="T26" style:family="text">
      <style:text-properties fo:font-style="italic" fo:font-weight="normal"/>
    </style:style>
    <style:style style:name="T27" style:family="text">
      <style:text-properties text:display="none"/>
    </style:style>
    <style:style style:name="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lektro in računalniška šola</text:span>, <text:span text:style-name="T1">Šolski center Ptuj</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2"><text:span text:style-name="T2">Poročilo</text:span> pri<text:span text:style-name="T3"> </text:span>predmetu</text:p>
      <text:p text:style-name="P2">VA<text:span text:style-name="T4">RN</text:span>OST IN ZAŠČITA V INFORMATIKI</text:p>
      <text:p text:style-name="Standard"/>
      <text:p text:style-name="P3">Vaja 2: github</text:p>
      <text:p text:style-name="Standard"/>
      <text:p text:style-name="Standard"/>
      <text:p text:style-name="P4">Nik <text:span text:style-name="T5">Zagoranski</text:span></text:p>
      <text:p text:style-name="Standard"/>
      <text:p text:style-name="P5"><text:span text:style-name="T6">Mentor: </text:span><text:bookmark text:name="yui_3_17_2_1_1761409213587_80"/><text:span text:style-name="Strong_20_Emphasis"><text:span text:style-name="T7">Hana Hrnjić</text:span></text:span><text:span text:style-name="T8">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Naslovnica_20_3"><text:span text:style-name="T4">Ptuj</text:span>, <text:span text:style-name="T9">oktober</text:span><text:span text:style-name="T6"> 20</text:span><text:span text:style-name="T10">2</text:span><text:span text:style-name="T11">5</text:span></text:p>
      <text:p text:style-name="P6"/>
      <text:table-of-content text:style-name="Sect1" text:protected="true" text:name="Kazalo vsebine1">
        <text:table-of-content-source text:outline-level="3" text:relative-tab-stop-position="false">
          <text:index-title-template text:style-name="Contents_20_Heading">Kazalo vsebin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Kazalo vsebine1_Head" text:protected="true">
            <text:p text:style-name="Contents_20_Heading">Kazalo vsebine</text:p>
          </text:index-title>
          <text:p text:style-name="P7"><text:a xlink:type="simple" xlink:href="#__RefHeading__615_1077593450" office:name="Uvod" text:style-name="Index_20_Link" text:visited-style-name="Index_20_Link">1 <text:s/>Uvod<text:tab/>3</text:a></text:p>
          <text:p text:style-name="P8"><text:a xlink:type="simple" xlink:href="#__RefHeading___Toc375_3769409096" office:name="Github" text:style-name="Index_20_Link" text:visited-style-name="Index_20_Link">1.1 <text:s/>Github<text:tab/>3</text:a></text:p>
          <text:p text:style-name="P7"><text:a xlink:type="simple" xlink:href="#__RefHeading___Toc377_3769409096" office:name="Vsebina" text:style-name="Index_20_Link" text:visited-style-name="Index_20_Link">2 <text:s/>Vsebina<text:tab/>3</text:a></text:p>
          <text:p text:style-name="P8"><text:a xlink:type="simple" xlink:href="#__RefHeading___Toc379_3769409096" office:name="Zakaj se Github uporablja" text:style-name="Index_20_Link" text:visited-style-name="Index_20_Link">2.1 <text:s/>Zakaj se Github uporablja<text:tab/>3</text:a></text:p>
          <text:p text:style-name="P8"><text:a xlink:type="simple" xlink:href="#__RefHeading___Toc381_3769409096" office:name="Kako bi ekipa razvijalcev programske opreme lahko uporabila?" text:style-name="Index_20_Link" text:visited-style-name="Index_20_Link">2.2 <text:s/>Kako bi ekipa razvijalcev programske opreme lahko uporabila?<text:tab/>4</text:a></text:p>
          <text:p text:style-name="P8"><text:a xlink:type="simple" xlink:href="#__RefHeading___Toc383_3769409096" office:name="Merge" text:style-name="Index_20_Link" text:visited-style-name="Index_20_Link">2.3 <text:s/>Merge<text:tab/>4</text:a></text:p>
          <text:p text:style-name="P7"><text:a xlink:type="simple" xlink:href="#__RefHeading__358_247983579" office:name="Zaključek" text:style-name="Index_20_Link" text:visited-style-name="Index_20_Link">3 <text:s/>Zaključek<text:tab/>4</text:a></text:p>
          <text:p text:style-name="P8"><text:a xlink:type="simple" xlink:href="#__RefHeading___Toc385_3769409096" office:name="Težave" text:style-name="Index_20_Link" text:visited-style-name="Index_20_Link">3.1 <text:s/>Te<text:span text:style-name="T12">žave</text:span><text:tab/>4</text:a></text:p>
          <text:p text:style-name="P8"><text:a xlink:type="simple" xlink:href="#__RefHeading___Toc387_3769409096" office:name="Ugotovitve" text:style-name="Index_20_Link" text:visited-style-name="Index_20_Link">3.2 <text:s/>Ugotovitve<text:tab/>4</text:a></text:p>
          <text:p text:style-name="P7"><text:a xlink:type="simple" xlink:href="#__RefHeading___Toc389_3769409096" office:name="Viri" text:style-name="Index_20_Link" text:visited-style-name="Index_20_Link">4 <text:s/>Viri<text:tab/>5</text:a></text:p>
        </text:index-body>
      </text:table-of-content>
      <text:p text:style-name="P9"/>
      <text:p text:style-name="P9"/>
      <text:list text:style-name="Outline">
        <text:list-item>
          <text:h text:style-name="P10" text:outline-level="1"><text:bookmark-start text:name="__RefHeading__615_1077593450"/>Uvod<text:bookmark-end text:name="__RefHeading__615_1077593450"/></text:h>
          <text:list>
            <text:list-item>
              <text:h text:style-name="P11" text:outline-level="2"><text:bookmark-start text:name="__RefHeading___Toc375_3769409096"/>Github<text:bookmark-end text:name="__RefHeading___Toc375_3769409096"/></text:h>
            </text:list-item>
          </text:list>
        </text:list-item>
      </text:list>
      <text:p text:style-name="P12">Github je spletna platforma za shranjevanje in sodelovanje pri programski kodi. Temelji na Gitu, sistemu za kontrolo različic, ki beleži vsako spremembo kode, kdo jo je naredil in kdaj. V Gitu je commit posnetek trenutnega stanja kode, branch <text:s/>pa <text:span text:style-name="T13">je</text:span> ločena različica kode, kjer lahko eksperimentiraš, ne da bi vplival na glavno verzijo. Merge <text:span text:style-name="T13">je</text:span> združitev sprememb iz ene veje v drugo. Github omogoča, da svojo kodo shraniš v spletni repozitorij. <text:span text:style-name="T13">Repozitorij</text:span> lahko dostopaš kjerkoli. Omogoča sodelovanje več ljudi na istem projektu, zapisovanje napak in idej ter avtomatizacijo procesov kot so testiranje ali objavljanje kode. Tipičen potek dela je, da kloniraš repozitorij, dodaš spremembe in narediš commit, nato spremembe potisneš na Github in <text:span text:style-name="T13">uporabi</text:span>š pull, da združiš spremembe v glavno vejo. Prednosti so, da vidiš, kdo je kaj spremenil, lahko sodeluješ brez konfliktov, shraniš zgodovino projekta in povežeš kodo z avtomatizacijami za testiranje ali objavo. <text:span text:style-name="T14">[1], [</text:span><text:span text:style-name="T15">3</text:span><text:span text:style-name="T14">]</text:span></text:p>
      <text:list text:continue-numbering="true" text:style-name="Outline">
        <text:list-item>
          <text:h text:style-name="P13" text:outline-level="1"><text:bookmark-start text:name="__RefHeading___Toc377_3769409096"/>Vsebina<text:bookmark-end text:name="__RefHeading___Toc377_3769409096"/></text:h>
          <text:list>
            <text:list-item>
              <text:h text:style-name="P14" text:outline-level="2"><text:bookmark-start text:name="__RefHeading___Toc379_3769409096"/>Zakaj se Github uporablja<text:bookmark-end text:name="__RefHeading___Toc379_3769409096"/></text:h>
            </text:list-item>
          </text:list>
        </text:list-item>
      </text:list>
      <text:p text:style-name="P15">Github se uporablja, ker omogoča organizirano, varno in učinkovito sodelovanje pri razvoju programske opreme. Vsaka sprememba kode je <text:span text:style-name="T16">shranjena</text:span>, tako da se lahko kadarkoli vrneš na prejšnj<text:span text:style-name="T16">e</text:span> različic<text:span text:style-name="T16">e</text:span>, več razvijalcev lahko istočasno dela na istem projektu brez konflikta, pull request-i omogočajo pregled kode pred združitvijo z glavno vejo, Github Actions omogoča avtomatsko testiranje, gradnjo in objavo programske opreme, kodo pa je mogoče shranjevati v oblaku, <text:span text:style-name="T16">ki je</text:span> dostop<text:span text:style-name="T16">en</text:span> vsem članom ekipe. <text:s/><text:span text:style-name="T14">[1]</text:span></text:p>
      <text:list text:continue-numbering="true" text:style-name="Outline">
        <text:list-item>
          <text:list>
            <text:list-item>
              <text:h text:style-name="P14" text:outline-level="2"><text:bookmark-start text:name="__RefHeading___Toc381_3769409096"/><text:soft-page-break/>Kako bi ekipa razvijalcev programske opreme lahko uporabila?<text:bookmark-end text:name="__RefHeading___Toc381_3769409096"/></text:h>
            </text:list-item>
          </text:list>
        </text:list-item>
      </text:list>
      <text:p text:style-name="P15">Ekipa razvijalcev uporablja GitHub kot centralno mesto za shranjevanje in <text:span text:style-name="T16">spreminjanje</text:span> kode. Člani ekipe delajo na svojih vejah, kar omogoča razvoj novih funkcij ali popravljanje napak, ne da bi motili glavno <text:span text:style-name="T16">(main)</text:span> stabilno vejo. Spremembe se pošiljajo kot pull request-i, kjer jih ekipa pregleda in odobri, preden se združijo v glavno vejo. GitHub omogoča tudi sledenje težavam ali nalogam, kar povezuje napake, ideje ter ohranja preglednost projekta. Z uporabo GitHub Actions lahko ekipa avtomatizira teste in gradnjo programske opreme. <text:span text:style-name="T14">[</text:span><text:span text:style-name="T15">2</text:span><text:span text:style-name="T14">], [</text:span><text:span text:style-name="T15">3</text:span><text:span text:style-name="T14">]</text:span></text:p>
      <text:list text:continue-numbering="true" text:style-name="Outline">
        <text:list-item>
          <text:list>
            <text:list-item>
              <text:h text:style-name="P14" text:outline-level="2"><text:bookmark-start text:name="__RefHeading___Toc383_3769409096"/>Merge<text:bookmark-end text:name="__RefHeading___Toc383_3769409096"/></text:h>
            </text:list-item>
          </text:list>
        </text:list-item>
      </text:list>
      <text:p text:style-name="P15"><text:span text:style-name="T17">V GitHubu </text:span><text:span text:style-name="T18">ukaz</text:span><text:span text:style-name="T17"> </text:span><text:span text:style-name="Strong_20_Emphasis"><text:span text:style-name="T17">merge</text:span></text:span><text:span text:style-name="T17"> <text:s/>združi sprememb</text:span><text:span text:style-name="T18">e</text:span><text:span text:style-name="T17"> iz ene veje v drugo. Omogoča </text:span><text:span text:style-name="Strong_20_Emphasis"><text:span text:style-name="T17">sočasno delo več članov</text:span></text:span><text:span text:style-name="T17"> brez konfliktov v glavni kodi </text:span><text:span text:style-name="T18">in</text:span><text:span text:style-name="T17"> </text:span><text:span text:style-name="T18">o</text:span><text:span text:style-name="T17">hranja glavno vejo </text:span><text:span text:style-name="Strong_20_Emphasis"><text:span text:style-name="T17">stabilno. </text:span></text:span><text:span text:style-name="Strong_20_Emphasis"><text:span text:style-name="T19">[</text:span></text:span><text:span text:style-name="Strong_20_Emphasis"><text:span text:style-name="T20">3</text:span></text:span><text:span text:style-name="Strong_20_Emphasis"><text:span text:style-name="T19">], [</text:span></text:span><text:span text:style-name="Strong_20_Emphasis"><text:span text:style-name="T20">4</text:span></text:span><text:span text:style-name="Strong_20_Emphasis"><text:span text:style-name="T19">]</text:span></text:span></text:p>
      <text:list text:continue-numbering="true" text:style-name="Outline">
        <text:list-item>
          <text:h text:style-name="P16" text:outline-level="1"><text:bookmark-start text:name="__RefHeading__358_247983579"/>Zaključek<text:bookmark-end text:name="__RefHeading__358_247983579"/></text:h>
          <text:list>
            <text:list-item>
              <text:h text:style-name="Heading_20_2" text:outline-level="2"><text:bookmark-start text:name="__RefHeading___Toc385_3769409096"/><text:span text:style-name="T21">Te</text:span><text:span text:style-name="T22">žave</text:span><text:bookmark-end text:name="__RefHeading___Toc385_3769409096"/></text:h>
            </text:list-item>
          </text:list>
        </text:list-item>
      </text:list>
      <text:p text:style-name="P17">Največja težava je bila zame začetek uporabe GitHuba prek Ubuntu-ja, ampak s pomočjo YouTube tutoriala mi je uspelo. </text:p>
      <text:p text:style-name="P17"/>
      <text:list text:continue-numbering="true" text:style-name="Outline">
        <text:list-item>
          <text:list>
            <text:list-item>
              <text:h text:style-name="P18" text:outline-level="2"><text:bookmark-start text:name="__RefHeading___Toc387_3769409096"/>Ugotovitve<text:bookmark-end text:name="__RefHeading___Toc387_3769409096"/></text:h>
            </text:list-item>
          </text:list>
        </text:list-item>
      </text:list>
      <text:p text:style-name="P15"/>
      <text:p text:style-name="P19"/>
      <text:p text:style-name="P20"/>
      <text:list text:continue-numbering="true" text:style-name="Outline">
        <text:list-item>
          <text:h text:style-name="P21" text:outline-level="1"><text:bookmark-start text:name="__RefHeading___Toc389_3769409096"/><text:soft-page-break/>Viri<text:bookmark-end text:name="__RefHeading___Toc389_3769409096"/></text:h>
        </text:list-item>
      </text:list>
      <text:p text:style-name="P22">[1] J. Holcombe, “What Is GitHub? A Beginner’s Introduction to GitHub,” <text:span text:style-name="T23">Kinsta®</text:span>, Apr. 20, 2018. https://kinsta.com/blog/what-is-github/</text:p>
      <text:p text:style-name="P23">‌<text:span text:style-name="T24">[</text:span><text:span text:style-name="T25">2</text:span><text:span text:style-name="T24">]K. Kerr, “Top 12 Git commands every developer must know,” </text:span><text:span text:style-name="T26">The GitHub Blog</text:span><text:span text:style-name="T24">, Jun. 10, 2024. https://github.blog/developer-skills/github/top-12-git-commands-every-developer-must-know/ (accessed Oct. 25, 2025).</text:span></text:p>
      <text:p text:style-name="P24"><text:span text:style-name="T24">[</text:span><text:span text:style-name="T25">3</text:span><text:span text:style-name="T24">]</text:span>“<text:span text:style-name="T24">Using Git,” </text:span><text:span text:style-name="T26">GitHub Docs</text:span><text:span text:style-name="T24">. https://docs.github.com/en/get-started/using-git</text:span></text:p>
      <text:p text:style-name="P25">‌<text:span text:style-name="T24">[</text:span><text:span text:style-name="T25">4</text:span><text:span text:style-name="T24">]GeeksforGeeks, “Git Merge,” </text:span><text:span text:style-name="T26">GeeksforGeeks</text:span><text:span text:style-name="T24">, Feb. 15, 2022. https://www.geeksforgeeks.org/git/git-merge/ (accessed Oct. 25, 2025).</text:span></text:p>
      <text:p text:style-name="P26">‌</text:p>
      <text:p text:style-name="P26"/>
      <text:p text:style-name="P27"/>
      <text:p text:style-name="P28"/>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avadn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avad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sl" fo:country="SI"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avadno" style:font-family-generic="roman" style:font-pitch="variable" style:font-size-asian="10.5pt"/>
    </style:style>
    <style:style style:name="Heading" style:family="paragraph" style:parent-style-name="Standard" style:next-style-name="Text_20_body" style:list-style-name="Numbering_20_1" style:class="chapter" style:master-page-name="">
      <style:paragraph-properties fo:margin-top="0.2362in" fo:margin-bottom="0.1181in" style:contextual-spacing="false" fo:keep-together="always" style:page-number="auto" fo:keep-with-next="always"/>
      <style:text-properties style:font-name="Arial1" fo:font-family="Arial" style:font-style-name="Navadno"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0398in" style:contextual-spacing="false" fo:line-height="120%" style:page-number="auto"/>
      <style:text-properties style:font-name="Times New Roman1" fo:font-family="'Times New Roman'" style:font-style-name="Navadno"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aslovnica_20_1" style:display-name="Naslovnica 1" style:family="paragraph" style:class="text">
      <style:paragraph-properties fo:margin-top="0.3937in" fo:margin-bottom="0.3937in" style:contextual-spacing="false" fo:text-align="center" style:justify-single-word="false"/>
      <style:text-properties fo:text-transform="uppercase" style:font-name="Arial" fo:font-family="Arial" style:font-family-generic="swiss" style:font-pitch="variable" fo:font-size="16pt" fo:language="sl" fo:country="SI" fo:font-weight="bold" style:font-size-asian="16pt" style:font-weight-asian="bold" style:font-size-complex="16pt" style:font-weight-complex="bold"/>
    </style:style>
    <style:style style:name="Header" style:family="paragraph" style:parent-style-name="Standard" style:class="extra" style:master-page-name="">
      <style:paragraph-properties style:page-number="auto" fo:padding="0.0193in" fo:border-left="none" fo:border-right="none" fo:border-top="none" fo:border-bottom="0.51pt solid #000000" style:shadow="none" text:number-lines="false" text:line-number="0">
        <style:tab-stops>
          <style:tab-stop style:position="3.0516in" style:type="center"/>
          <style:tab-stop style:position="6.1028in" style:type="right"/>
        </style:tab-stops>
      </style:paragraph-properties>
      <style:text-properties style:font-name="Times New Roman1" fo:font-family="'Times New Roman'" style:font-style-name="Navadno" style:font-family-generic="roman" style:font-pitch="variable" fo:font-size="10.5pt" style:font-size-asian="10.5pt"/>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list-style-name=""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 style:default-outline-level="1" style:list-style-name="Outline" style:class="chapter" style:master-page-name="">
      <style:paragraph-properties fo:margin-top="0.7874in" fo:margin-bottom="0.1965in" style:contextual-spacing="false" style:page-number="auto"/>
      <style:text-properties fo:text-transform="uppercase" fo:font-size="16pt" fo:font-weight="bold" style:font-size-asian="130%" style:font-weight-asian="bold" style:font-size-complex="130%" style:font-weight-complex="bold"/>
    </style:style>
    <style:style style:name="Heading_20_2" style:display-name="Heading 2" style:family="paragraph" style:parent-style-name="Heading" style:next-style-name="Text" style:default-outline-level="2" style:list-style-name="Outline" style:class="chapter" style:master-page-name="">
      <style:paragraph-properties fo:margin-top="0.3937in" fo:margin-bottom="0.1181in" style:contextual-spacing="false" style:page-number="auto"/>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 style:default-outline-level="3" style:list-style-name="Outline" style:class="chapter" style:master-page-name="">
      <style:paragraph-properties fo:margin-top="0.1965in" fo:margin-bottom="0.1181in" style:contextual-spacing="false" style:page-number="auto"/>
      <style:text-properties style:use-window-font-color="true" loext:opacity="0%" fo:font-size="12pt" fo:font-weight="bold" style:font-size-asian="14pt" style:font-weight-asian="bold" style:font-size-complex="14pt" style:font-weight-complex="bold"/>
    </style:style>
    <style:style style:name="Naslovnica_20_2" style:display-name="Naslovnica 2" style:family="paragraph" style:parent-style-name="Naslovnica_20_1" style:class="text">
      <style:paragraph-properties fo:margin-top="0in" fo:margin-bottom="0.1965in" style:contextual-spacing="false"/>
      <style:text-properties fo:font-variant="normal" fo:text-transform="none" fo:font-size="14pt" style:font-size-asian="14pt" style:font-size-complex="14pt"/>
    </style:style>
    <style:style style:name="Naslovnica_20_3" style:display-name="Naslovnica 3" style:family="paragraph" style:parent-style-name="Naslovnica_20_2" style:class="text">
      <style:text-properties fo:font-size="12pt" fo:font-weight="normal" style:font-size-asian="12pt" style:font-weight-asian="normal" style:font-size-complex="12pt" style:font-weight-complex="normal"/>
    </style:style>
    <style:style style:name="Text" style:family="paragraph" style:parent-style-name="Standard" style:class="extra" style:master-page-name="">
      <style:paragraph-properties fo:margin-top="0.0398in" fo:margin-bottom="0.0398in" style:contextual-spacing="false" fo:line-height="120%" fo:text-align="justify" style:justify-single-word="false" fo:orphans="2" fo:widows="2" style:page-number="auto"/>
      <style:text-properties fo:font-style="normal" style:font-size-asian="10.5pt"/>
    </style:style>
    <style:style style:name="Heading_20_4" style:display-name="Heading 4" style:family="paragraph" style:parent-style-name="Heading" style:next-style-name="Text" style:default-outline-level="4" style:list-style-name="Outline" style:class="chapter">
      <style:paragraph-properties fo:margin-top="0.0835in" fo:margin-bottom="0.0835in" style:contextual-spacing="false"/>
      <style:text-properties style:use-window-font-color="true" loext:opacity="0%"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Alineja" style:family="paragraph" style:parent-style-name="Text" style:list-style-name="List_20_1">
      <style:paragraph-properties fo:margin-left="0.5516in" fo:margin-right="0in" fo:margin-top="0.0398in" fo:margin-bottom="0.0398in" style:contextual-spacing="true" fo:text-indent="-0.1575in" style:auto-text-indent="false">
        <style:tab-stops/>
      </style:paragraph-properties>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style:paragraph-properties fo:margin-top="0.7874in" fo:margin-bottom="0.1965in" style:contextual-spacing="false" style:page-number="auto" text:number-lines="false" text:line-number="0"/>
      <style:text-properties fo:text-transform="uppercase"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style:contextual-spacing="false" fo:line-height="100%" fo:text-indent="0in" style:auto-text-indent="false" style:page-number="auto" style:shadow="none">
        <style:tab-stops>
          <style:tab-stop style:position="6.1028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0398in" fo:margin-bottom="0in" style:contextual-spacing="false"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in" style:contextual-spacing="false" fo:text-indent="0in" style:auto-text-indent="false">
        <style:tab-stops>
          <style:tab-stop style:position="5.7098in" style:type="right" style:leader-style="dotted" style:leader-text="."/>
        </style:tab-stops>
      </style:paragraph-properties>
    </style:style>
    <style:style style:name="Viri" style:family="paragraph" style:parent-style-name="Standard" style:list-style-name="Numbering_20_1">
      <style:paragraph-properties fo:margin-top="0.0783in" fo:margin-bottom="0.0783in" style:contextual-spacing="false" fo:line-height="120%" fo:orphans="2"/>
      <style:text-properties fo:font-size="11pt" officeooo:rsid="0005e9e5" style:font-size-asian="11pt" style:font-size-complex="11pt"/>
    </style:style>
    <style:style style:name="Table_20_Contents" style:display-name="Table Contents" style:family="paragraph" style:parent-style-name="Standard" style:class="extra">
      <style:paragraph-properties text:number-lines="false" text:line-number="0"/>
      <style:text-properties fo:language="sl" fo:country="SI"/>
    </style:style>
    <style:style style:name="Figure" style:family="paragraph" style:parent-style-name="Caption" style:class="extra">
      <style:paragraph-properties fo:text-align="center" style:justify-single-word="false"/>
      <style:text-properties fo:font-size="11pt" fo:font-style="normal" fo:font-weight="bold"/>
    </style:style>
    <style:style style:name="Tabl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zvleček" style:family="paragraph" style:parent-style-name="Text">
      <style:paragraph-properties fo:margin-left="0.3937in" fo:margin-right="0.3937in" fo:text-indent="0in" style:auto-text-indent="false">
        <style:tab-stops/>
      </style:paragraph-properties>
      <style:text-properties fo:font-style="italic" style:font-style-asian="italic" style:font-style-complex="italic"/>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text-properties fo:font-size="10.5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01in" style:type="right" style:leader-style="dotted" style:leader-text="."/>
        </style:tab-stops>
      </style:paragraph-properties>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Drawing" style:family="paragraph" style:parent-style-name="Caption" style:class="extra"/>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style style:name="Contents_20_7" style:display-name="Contents 7" style:family="paragraph" style:parent-style-name="Index" style:class="index">
      <style:paragraph-properties fo:margin-left="1.1791in" fo:margin-right="0in" fo:text-indent="0in" style:auto-text-indent="false">
        <style:tab-stops>
          <style:tab-stop style:position="4.923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27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0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339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Heading_20_2" style:default-outline-level="" style:list-style-name=""/>
    <style:style style:name="Heading1" style:family="paragraph" style:parent-style-name="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Times New Roman"/>
    </style:style>
    <style:style style:name="MT1" style:family="text">
      <style:text-properties officeooo:rsid="003edb19"/>
    </style:style>
    <style:style style:name="MT2" style:family="text">
      <style:text-properties style:font-name="Times New Roman1" fo:font-size="10.5pt" officeooo:rsid="003edb19" style:font-size-asian="10.5pt"/>
    </style:style>
    <style:style style:name="MT3" style:family="text">
      <style:text-properties style:font-name="Times New Roman1" fo:font-size="10.5pt" officeooo:rsid="002dcf2f" style:font-size-asian="10.5pt"/>
    </style:style>
    <style:style style:name="MT4" style:family="text">
      <style:text-properties officeooo:rsid="002dcf2f"/>
    </style:style>
    <style:style style:name="MT5" style:family="text">
      <style:text-properties officeooo:rsid="0022cdf7"/>
    </style:style>
    <style:style style:name="MT6" style:family="text">
      <style:text-properties officeooo:rsid="0026b7cf"/>
    </style:style>
    <style:style style:name="MT7" style:family="text">
      <style:text-properties text:display="none"/>
    </style:style>
    <style:style style:name="Mfr1" style:family="graphic" style:parent-style-name="Frame">
      <style:graphic-properties fo:margin-left="0in" fo:margin-right="0in" fo:margin-top="0in" fo:margin-bottom="0.3937in" style:run-through="foreground" style:wrap="none" style:vertical-pos="from-top" style:vertical-rel="paragraph" style:horizontal-pos="center" style:horizontal-rel="paragraph" fo:padding="0in" fo:border="none" style:shadow="none" draw:shadow-opacity="100%"/>
    </style:style>
    <style:style style:name="M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page-layout style:name="Mpm1">
      <style:page-layout-properties fo:page-width="8.2681in" fo:page-height="11.6929in" style:num-format="1" style:print-orientation="portrait" fo:margin-top="0.9839in" fo:margin-bottom="0.5902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1.378in" fo:margin-bottom="0.7874in" fo:margin-left="1.1811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902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Zagoranski Nik</text:span> <text:span text:style-name="MT2">Github</text:span>. <text:span text:style-name="MT3">Elektro in računalniška šola</text:span>, <text:span text:style-name="MT4">Šolski center Ptuj</text:span><text:span text:style-name="MT5">,</text:span> 20<text:span text:style-name="MT6">2</text:span><text:span text:style-name="MT1">5</text:span></text:p>
      </style:header>
      <style:header-first>
        <text:p text:style-name="Standard"/>
      </style:header-first>
      <style:footer>
        <text:p text:style-name="MP1"><text:page-number style:num-format="1" text:select-page="current" text:page-adjust="-1">4</text:page-number></text:p>
      </style:footer>
      <style:footer-first>
        <text:p text:style-name="MP1"><text:page-number style:num-format="1" text:select-page="current" text:page-adjust="-1">1</text:page-number></text:p>
      </style:footer-first>
    </style:master-page>
    <style:master-page style:name="First_20_Page" style:display-name="First Page" style:page-layout-name="Mpm2" draw:style-name="Mdp1" style:next-style-name="Standard">
      <style:header>
        <text:p text:style-name="Header"/>
      </style:header>
      <style:header-first>
        <text:p text:style-name="Standard"><draw:frame draw:style-name="Mfr1" draw:name="Okvir1" text:anchor-type="paragraph" svg:y="-0.7252in" svg:width="2.3689in" draw:z-index="0"><draw:text-box fo:min-height="1.0543in"><text:p text:style-name="Caption"><draw:frame draw:style-name="Mfr2" draw:name="Slika1" text:anchor-type="as-char" svg:width="2.3689in" style:rel-width="100%" svg:height="0.7154in" style:rel-height="scale" draw:z-index="1"><draw:image xlink:href="Pictures/1000000100000320000000B5E25BD0B2.png" xlink:type="simple" xlink:show="embed" xlink:actuate="onLoad" draw:mime-type="image/png"/></draw:frame><text:span text:style-name="MT7"><text:line-break/></text:span></text:p></draw:text-box></draw:frame></text:p>
      </style:header-first>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5T09:19:08.390646800</meta:creation-date>
    <meta:editing-duration>PT3M46S</meta:editing-duration>
    <meta:editing-cycles>4</meta:editing-cycles>
    <meta:generator>LibreOffice/25.8.2.2$Windows_X86_64 LibreOffice_project/d401f2107ccab8f924a8e2df40f573aab7605b6f</meta:generator>
    <dc:date>2025-10-25T11:48:36.097552300</dc:date>
    <meta:document-statistic meta:table-count="0" meta:image-count="1" meta:object-count="0" meta:page-count="5" meta:paragraph-count="42" meta:word-count="514" meta:character-count="3475" meta:non-whitespace-character-count="2999"/>
  </office:meta>
</office:document-meta>
</file>